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 draw:fit-to-size="false" fo:padding-top="0cm" fo:padding-bottom="0cm" fo:padding-left="0cm" fo:padding-r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3cm" svg:height="2.2cm" svg:x="2.4cm" svg:y="3.1cm">
          <text:p text:style-name="P1"><text:span text:style-name="T1">Create environment</text:span></text:p>
          <text:p text:style-name="P1"><text:span text:style-name="T1">In Chef</text:span></text:p>
        </draw:rect>
        <draw:rect draw:style-name="gr1" draw:text-style-name="P2" xml:id="id2" draw:id="id2" draw:layer="layout" svg:width="3.3cm" svg:height="2.2cm" svg:x="2.4cm" svg:y="6.8cm">
          <text:p text:style-name="P1"><text:span text:style-name="T1">Populate Chef</text:span></text:p>
          <text:p text:style-name="P1"><text:span text:style-name="T1"><text:s/></text:span><text:span text:style-name="T1">environment</text:span></text:p>
        </draw:rect>
        <draw:connector draw:style-name="gr2" draw:text-style-name="P1" draw:layer="layout" svg:x1="4.05cm" svg:y1="5.3cm" svg:x2="4.05cm" svg:y2="6.8cm" draw:start-shape="id1" draw:start-glue-point="2" draw:end-shape="id2" draw:end-glue-point="0" svg:d="m4050 5300v1500" svg:viewBox="0 0 1 1501">
          <text:p/>
        </draw:connector>
        <draw:rect draw:style-name="gr1" draw:text-style-name="P2" xml:id="id3" draw:id="id3" draw:layer="layout" svg:width="3.3cm" svg:height="2.2cm" svg:x="2.4cm" svg:y="10.4cm">
          <text:p text:style-name="P1"><text:span text:style-name="T1">Create virtual</text:span></text:p>
          <text:p text:style-name="P1"><text:span text:style-name="T1">machines using</text:span></text:p>
          <text:p text:style-name="P1"><text:span text:style-name="T1">Vagrant</text:span></text:p>
        </draw:rect>
        <draw:rect draw:style-name="gr1" draw:text-style-name="P2" xml:id="id4" draw:id="id4" draw:layer="layout" svg:width="3.3cm" svg:height="2.2cm" svg:x="2.5cm" svg:y="13.5cm">
          <text:p text:style-name="P1"><text:span text:style-name="T1">Configure and</text:span></text:p>
          <text:p text:style-name="P1"><text:span text:style-name="T1">start VMs from</text:span></text:p>
          <text:p text:style-name="P1"><text:span text:style-name="T1">The Chef environment</text:span></text:p>
        </draw:rect>
        <draw:rect draw:style-name="gr3" draw:text-style-name="P2" xml:id="id5" draw:id="id5" draw:layer="layout" svg:width="4.3cm" svg:height="4.3cm" svg:x="1.9cm" svg:y="17cm">
          <text:p text:style-name="P1"><text:span text:style-name="T1">Each component of the</text:span></text:p>
          <text:p text:style-name="P1"><text:span text:style-name="T1">environment reports</text:span></text:p>
          <text:p text:style-name="P1"><text:span text:style-name="T1">its status.</text:span></text:p>
          <text:p text:style-name="P1"><text:span text:style-name="T1">Maintain a central model of</text:span></text:p>
          <text:p text:style-name="P1"><text:span text:style-name="T1"><text:s/></text:span><text:span text:style-name="T1">this status</text:span></text:p>
        </draw:rect>
        <draw:rect draw:style-name="gr3" draw:text-style-name="P2" xml:id="id6" draw:id="id6" draw:layer="layout" svg:width="4.3cm" svg:height="4.3cm" svg:x="1.9cm" svg:y="22cm">
          <text:p text:style-name="P1"><text:span text:style-name="T1">When status is all ready</text:span></text:p>
          <text:p text:style-name="P1"><text:span text:style-name="T1">Start tests. How?</text:span></text:p>
        </draw:rect>
        <draw:rect draw:style-name="gr3" draw:text-style-name="P2" xml:id="id7" draw:id="id7" draw:layer="layout" svg:width="3.8cm" svg:height="3.5cm" svg:x="10.2cm" svg:y="2.7cm">
          <text:p text:style-name="P1"><text:span text:style-name="T1">Store real time log and</text:span></text:p>
          <text:p text:style-name="P1"><text:span text:style-name="T1">other test evidence</text:span></text:p>
        </draw:rect>
        <draw:rect draw:style-name="gr3" draw:text-style-name="P2" xml:id="id8" draw:id="id8" draw:layer="layout" svg:width="3.8cm" svg:height="3.5cm" svg:x="10.3cm" svg:y="7.3cm">
          <text:p text:style-name="P1"><text:span text:style-name="T1">When tests are complete</text:span></text:p>
          <text:p text:style-name="P1"><text:span text:style-name="T1">archive logs and</text:span></text:p>
          <text:p text:style-name="P1"><text:span text:style-name="T1">other test evidence</text:span></text:p>
        </draw:rect>
        <draw:rect draw:style-name="gr3" draw:text-style-name="P2" xml:id="id9" draw:id="id9" draw:layer="layout" svg:width="3.8cm" svg:height="3.5cm" svg:x="10.1cm" svg:y="11.8cm">
          <text:p text:style-name="P1"><text:span text:style-name="T1">Tear down virtual</text:span></text:p>
          <text:p text:style-name="P1"><text:span text:style-name="T1">machines</text:span></text:p>
        </draw:rect>
        <draw:connector draw:style-name="gr2" draw:text-style-name="P1" draw:layer="layout" svg:x1="4.05cm" svg:y1="9cm" svg:x2="4.05cm" svg:y2="10.4cm" draw:start-shape="id2" draw:start-glue-point="2" draw:end-shape="id3" draw:end-glue-point="0" svg:d="m4050 9000v1400" svg:viewBox="0 0 1 1401">
          <text:p/>
        </draw:connector>
        <draw:connector draw:style-name="gr2" draw:text-style-name="P1" draw:layer="layout" svg:x1="4.05cm" svg:y1="12.6cm" svg:x2="4.15cm" svg:y2="13.5cm" draw:start-shape="id3" draw:start-glue-point="2" draw:end-shape="id4" draw:end-glue-point="0" svg:d="m4050 12600v450h100v450" svg:viewBox="0 0 101 901">
          <text:p/>
        </draw:connector>
        <draw:connector draw:style-name="gr2" draw:text-style-name="P1" draw:layer="layout" svg:x1="4.15cm" svg:y1="15.7cm" svg:x2="4.05cm" svg:y2="17cm" draw:start-shape="id4" draw:start-glue-point="2" draw:end-shape="id5" draw:end-glue-point="0" svg:d="m4150 15700v650h-100v650" svg:viewBox="0 0 101 1301">
          <text:p/>
        </draw:connector>
        <draw:connector draw:style-name="gr2" draw:text-style-name="P1" draw:layer="layout" svg:x1="4.05cm" svg:y1="21.3cm" svg:x2="4.05cm" svg:y2="22cm" draw:start-shape="id5" draw:start-glue-point="2" draw:end-shape="id6" draw:end-glue-point="0" svg:d="m4050 21300v700" svg:viewBox="0 0 1 701">
          <text:p/>
        </draw:connector>
        <draw:connector draw:style-name="gr2" draw:text-style-name="P1" draw:layer="layout" svg:x1="4.05cm" svg:y1="26.3cm" svg:x2="12.1cm" svg:y2="2.7cm" draw:start-shape="id6" draw:start-glue-point="2" draw:end-shape="id7" draw:end-glue-point="0" svg:d="m4050 26300v501h4150v-24602h3900v501" svg:viewBox="0 0 8051 24603">
          <text:p/>
        </draw:connector>
        <draw:connector draw:style-name="gr2" draw:text-style-name="P1" draw:layer="layout" svg:x1="12.1cm" svg:y1="6.2cm" svg:x2="12.2cm" svg:y2="7.3cm" draw:start-shape="id7" draw:start-glue-point="2" draw:end-shape="id8" draw:end-glue-point="0" svg:d="m12100 6200v550h100v550" svg:viewBox="0 0 101 1101">
          <text:p/>
        </draw:connector>
        <draw:connector draw:style-name="gr2" draw:text-style-name="P1" draw:layer="layout" svg:x1="12.2cm" svg:y1="10.8cm" svg:x2="12cm" svg:y2="11.8cm" draw:start-shape="id8" draw:start-glue-point="2" draw:end-shape="id9" draw:end-glue-point="0" svg:d="m12200 10800v500h-200v500" svg:viewBox="0 0 201 1001">
          <text:p/>
        </draw:connector>
        <draw:custom-shape draw:style-name="gr4" draw:text-style-name="P2" xml:id="id10" draw:id="id10" draw:layer="layout" svg:width="2.5cm" svg:height="1.1cm" svg:x="2.6cm" svg:y="1.2cm">
          <text:p text:style-name="P2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" draw:id="id11" draw:layer="layout" svg:width="2.5cm" svg:height="1.1cm" svg:x="10.5cm" svg:y="16.3cm">
          <text:p text:style-name="P2"><text:span text:style-name="T1">Fini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5cm" svg:y1="2.3cm" svg:x2="4.05cm" svg:y2="3.1cm" draw:start-shape="id10" draw:start-glue-point="8" draw:end-shape="id1" draw:end-glue-point="0" svg:d="m3850 2300v401h200v399" svg:viewBox="0 0 201 801">
          <text:p/>
        </draw:connector>
        <draw:connector draw:style-name="gr2" draw:text-style-name="P1" draw:layer="layout" svg:x1="12cm" svg:y1="15.3cm" svg:x2="11.75cm" svg:y2="16.3cm" draw:start-shape="id9" draw:start-glue-point="2" draw:end-shape="id11" draw:end-glue-point="4" svg:d="m12000 15300v500h-250v500" svg:viewBox="0 0 2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konikon </meta:initial-creator>
    <meta:creation-date>2013-10-22T16:01:17.421388198</meta:creation-date>
    <dc:date>2013-10-22T16:12:07.933762032</dc:date>
    <dc:creator>dikonikon </dc:creator>
    <meta:editing-duration>P0D</meta:editing-duration>
    <meta:editing-cycles>1</meta:editing-cycles>
    <meta:document-statistic meta:object-count="21"/>
    <meta:generator>LibreOffice/4.1.2.3$Linux_X86_64 LibreOffice_project/410m0$Build-3</meta:generator>
  </office:meta>
</office:document-meta>
</file>